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Pictures/10000000000003200000025857E035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fo:min-height="0.661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66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21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48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44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5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001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59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359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59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21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358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445cm" fo:padding-top="0.2cm" fo:padding-bottom="0.2cm" fo:padding-left="0.4cm" fo:padding-right="0.4cm" fo:wrap-option="wrap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355cm"/>
    </style:style>
    <style:style style:name="pr1" style:family="presentation" style:parent-style-name="Заглавие1-title">
      <style:graphic-properties draw:stroke="none" draw:fill="none" draw:fill-color="#ffffff" draw:textarea-horizontal-align="justify" draw:textarea-vertical-align="bottom" draw:auto-grow-height="true" draw:auto-grow-width="false" fo:min-height="3.26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Заглавие1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Заглавие1-title">
      <style:graphic-properties draw:fill-color="#ffffff" draw:auto-grow-height="true" fo:min-height="3.019cm"/>
    </style:style>
    <style:style style:name="pr6" style:family="presentation" style:parent-style-name="Заглавие1-outline1">
      <style:graphic-properties draw:fill-color="#ffffff" fo:min-height="14.825cm"/>
    </style:style>
    <style:style style:name="pr7" style:family="presentation" style:parent-style-name="Заглавие1-notes">
      <style:graphic-properties draw:fill-color="#ffffff" fo:min-height="12.539cm"/>
    </style:style>
    <style:style style:name="pr8" style:family="presentation" style:parent-style-name="Заглавие1-title">
      <style:graphic-properties draw:fill-color="#ffffff" draw:auto-grow-height="true" fo:min-height="3.5cm"/>
    </style:style>
    <style:style style:name="pr9" style:family="presentation" style:parent-style-name="Заглавие1-outline1">
      <style:graphic-properties draw:fill-color="#ffffff" fo:min-height="15.58cm"/>
    </style:style>
    <style:style style:name="pr10" style:family="presentation" style:parent-style-name="Заглавие1-outline1">
      <style:graphic-properties draw:fill-color="#ffffff" fo:min-height="16.825cm"/>
    </style:style>
    <style:style style:name="pr11" style:family="presentation" style:parent-style-name="Заглавие1-title">
      <style:graphic-properties draw:fill-color="#ffffff" draw:auto-grow-height="true" fo:min-height="4cm"/>
    </style:style>
    <style:style style:name="pr12" style:family="presentation" style:parent-style-name="Заглавие1-title">
      <style:graphic-properties draw:fill-color="#ffffff" draw:auto-grow-height="true" fo:min-height="3cm"/>
    </style:style>
    <style:style style:name="pr13" style:family="presentation" style:parent-style-name="Заглавие1-outline1">
      <style:graphic-properties draw:fill-color="#ffffff" fo:min-height="16.689cm"/>
    </style:style>
    <style:style style:name="pr14" style:family="presentation" style:parent-style-name="Заглавие1-outline1">
      <style:graphic-properties draw:fill-color="#ffffff" fo:min-height="16.05cm"/>
    </style:style>
    <style:style style:name="pr15" style:family="presentation" style:parent-style-name="Заглавие1-outline1">
      <style:graphic-properties draw:fill-color="#ffffff" fo:min-height="16.375cm"/>
    </style:style>
    <style:style style:name="pr16" style:family="presentation" style:parent-style-name="Заглавие1-outline1">
      <style:graphic-properties draw:fill-color="#ffffff" fo:min-height="12.847cm"/>
    </style:style>
    <style:style style:name="pr17" style:family="presentation" style:parent-style-name="Заглавие1-title">
      <style:graphic-properties draw:fill-color="#ffffff" draw:auto-grow-height="true" fo:min-height="2.5cm"/>
    </style:style>
    <style:style style:name="pr18" style:family="presentation" style:parent-style-name="Заглавие1-outline1">
      <style:graphic-properties draw:fill-color="#ffffff" fo:min-height="15.9cm"/>
    </style:style>
    <style:style style:name="pr19" style:family="presentation" style:parent-style-name="Заглавие1-outline1">
      <style:graphic-properties draw:fill-color="#ffffff" fo:min-height="14.847cm"/>
    </style:style>
    <style:style style:name="pr20" style:family="presentation" style:parent-style-name="Заглавие1-outline1">
      <style:graphic-properties draw:fill-color="#ffffff" fo:min-height="15.55cm"/>
    </style:style>
    <style:style style:name="pr21" style:family="presentation" style:parent-style-name="Заглавие1-outline1">
      <style:graphic-properties draw:fill-color="#ffffff" fo:min-height="13.347cm"/>
    </style:style>
    <style:style style:name="pr22" style:family="presentation" style:parent-style-name="Заглавие1-outline1">
      <style:graphic-properties draw:fill-color="#ffffff" fo:min-height="16.11cm"/>
    </style:style>
    <style:style style:name="pr23" style:family="presentation" style:parent-style-name="Заглавие1-outline1">
      <style:graphic-properties draw:fill-color="#ffffff" fo:min-height="13.847cm"/>
    </style:style>
    <style:style style:name="pr24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line-height="95%" fo:text-align="center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1" fo:font-size="28pt" fo:text-shadow="1pt 1pt" fo:font-weight="bold" style:font-name-asian="Arial1" style:font-size-asian="28pt" style:font-weight-asian="bold" style:font-name-complex="Arial1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85%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4" style:family="paragraph">
      <style:paragraph-properties fo:margin-left="0cm" fo:margin-right="0cm" fo:margin-top="0.529cm" fo:margin-bottom="0cm" fo:line-height="95%" fo:text-indent="0cm" style:punctuation-wrap="simple" style:line-break="normal"/>
    </style:style>
    <style:style style:name="P15" style:family="paragraph">
      <style:paragraph-properties fo:margin-left="0.948cm" fo:margin-right="0cm" fo:text-indent="0cm" style:writing-mode="lr-tb"/>
      <style:text-properties fo:font-size="30pt" style:font-size-asian="30pt" style:font-size-complex="30pt"/>
    </style:style>
    <style:style style:name="P16" style:family="paragraph">
      <style:paragraph-properties fo:margin-left="0.948cm" fo:margin-right="0cm" fo:text-indent="0cm"/>
      <style:text-properties fo:font-size="28pt" style:font-size-asian="28pt" style:font-size-complex="28pt"/>
    </style:style>
    <style:style style:name="P17" style:family="paragraph">
      <style:paragraph-properties fo:margin-left="0cm" fo:margin-right="0cm" fo:line-height="105%" fo:text-indent="0cm"/>
      <style:text-properties fo:font-size="18pt" style:font-size-asian="18pt" style:font-size-complex="18pt"/>
    </style:style>
    <style:style style:name="P18" style:family="paragraph">
      <style:paragraph-properties fo:margin-left="0cm" fo:margin-right="0cm" fo:line-height="105%" fo:text-indent="0cm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line-height="105%" fo:text-indent="0cm"/>
    </style:style>
    <style:style style:name="P20" style:family="paragraph">
      <style:paragraph-properties fo:margin-left="0cm" fo:margin-right="0cm" fo:line-height="105%" fo:text-indent="0cm" style:writing-mode="lr-tb"/>
    </style:style>
    <style:style style:name="P21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2" style:family="paragraph">
      <style:paragraph-properties fo:margin-left="0.948cm" fo:margin-right="0cm" fo:text-indent="0cm"/>
    </style:style>
    <style:style style:name="P23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7" style:family="paragraph">
      <style:paragraph-properties fo:margin-left="0cm" fo:margin-right="0cm" fo:line-height="105%" fo:text-indent="0cm" style:writing-mode="lr-tb"/>
      <style:text-properties fo:font-size="24pt"/>
    </style:style>
    <style:style style:name="P28" style:family="paragraph">
      <style:paragraph-properties fo:margin-left="0cm" fo:margin-right="0cm" fo:text-indent="0cm"/>
      <style:text-properties fo:font-size="23pt" style:font-size-asian="23pt" style:font-size-complex="23pt"/>
    </style:style>
    <style:style style:name="P29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font-size="23pt" style:font-size-asian="23pt" style:font-size-complex="23pt"/>
    </style:style>
    <style:style style:name="P30" style:family="paragraph">
      <style:paragraph-properties fo:margin-left="0.948cm" fo:margin-right="0cm" fo:text-indent="0cm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3" style:family="paragraph">
      <style:paragraph-properties fo:margin-left="0.05cm" fo:margin-right="0.05cm" fo:text-indent="0cm"/>
      <style:text-properties fo:font-size="22pt" style:font-size-asian="22pt" style:font-size-complex="22pt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font-size="24pt" style:font-size-asian="24pt" style:font-size-complex="24pt"/>
    </style:style>
    <style:style style:name="P3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.5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40" style:family="paragraph">
      <style:paragraph-properties fo:margin-left="0cm" fo:margin-right="0cm" fo:line-height="105%" fo:text-indent="0cm" style:writing-mode="lr-tb"/>
      <style:text-properties fo:font-size="20pt" style:font-size-asian="20pt" style:font-size-complex="20pt"/>
    </style:style>
    <style:style style:name="P41" style:family="paragraph">
      <style:paragraph-properties fo:margin-left="0cm" fo:margin-right="0cm" fo:line-height="85%" fo:text-indent="0cm" style:writing-mode="lr-tb"/>
    </style:style>
    <style:style style:name="P42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43" style:family="paragraph">
      <style:paragraph-properties fo:margin-left="0.948cm" fo:margin-right="0cm" fo:text-indent="0cm" style:writing-mode="lr-tb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font-size="16pt" style:font-size-asian="16pt" style:font-size-complex="16pt"/>
    </style:style>
    <style:style style:name="P46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text-position="0% 100%" style:font-name="Arial1" fo:font-size="28pt" fo:font-style="normal" fo:text-shadow="1pt 1pt" style:text-underline-style="none" fo:font-weight="bold" style:letter-kerning="true" style:font-name-asian="Arial1" style:font-size-asian="28pt" style:font-style-asian="normal" style:font-weight-asian="bold" style:font-name-complex="Arial1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bg" fo:country="BG" style:font-size-asian="16pt" style:font-size-complex="16pt"/>
    </style:style>
    <style:style style:name="T6" style:family="text">
      <style:text-properties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font-size="28pt" fo:language="bg" fo:country="BG" style:font-size-asian="28pt" style:font-size-complex="28pt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1" fo:font-size="20pt" fo:language="en" fo:country="GB" fo:text-shadow="1pt 1pt" fo:font-weight="bold" style:font-size-asian="20pt" style:font-weight-asian="bold" style:font-size-complex="20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 New1" fo:font-size="24pt" style:font-size-asian="24pt" style:font-size-complex="2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32pt" fo:language="en" fo:country="GB" style:font-size-asian="32pt" style:font-size-complex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 New1" fo:font-size="19pt" fo:language="en" fo:country="GB" fo:text-shadow="1pt 1pt" fo:font-weight="bold" style:font-size-asian="19pt" style:font-weight-asian="bold" style:font-size-complex="19pt" style:font-weight-complex="bold"/>
    </style:style>
    <style:style style:name="T21" style:family="text">
      <style:text-properties fo:color="#000000" style:text-outline="false" style:text-line-through-style="none" style:text-line-through-type="none" style:text-position="0% 100%" style:font-name="Arial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22" style:family="text">
      <style:text-properties fo:font-size="23pt" style:font-size-asian="23pt" style:font-size-complex="23pt"/>
    </style:style>
    <style:style style:name="T23" style:family="text">
      <style:text-properties fo:color="#000000" style:text-outline="false" style:text-line-through-style="none" style:text-line-through-type="none" style:text-position="0% 100%" style:font-name="Arial1" fo:font-size="24pt" fo:font-style="normal" fo:text-shadow="1pt 1pt" style:text-underline-style="none" fo:font-weight="bold" style:font-name-asian="Arial Unicode MS1" style:font-size-asian="24pt" style:font-style-asian="normal" style:font-weight-asian="bold" style:font-name-complex="Arial Unicode MS1" style:font-size-complex="24pt" style:font-style-complex="normal" style:font-weight-complex="bold" style:text-emphasize="none" style:font-relief="none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style:text-outline="false" style:text-line-through-style="none" style:text-line-through-type="none" style:text-position="0% 100%" style:font-name="Arial1" fo:font-size="22pt" fo:font-style="italic" fo:text-shadow="1pt 1pt" style:text-underline-style="none" fo:font-weight="bold" style:font-name-asian="Arial Unicode MS1" style:font-size-asian="22pt" style:font-style-asian="italic" style:font-weight-asian="bold" style:font-name-complex="Arial Unicode MS1" style:font-size-complex="22pt" style:font-style-complex="italic" style:font-weight-complex="bold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Arial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Courier New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Arial1" fo:font-size="23pt" fo:font-style="italic" fo:text-shadow="1pt 1pt" style:text-underline-style="none" fo:font-weight="bold" style:font-name-asian="Arial Unicode MS1" style:font-size-asian="23pt" style:font-style-asian="italic" style:font-weight-asian="bold" style:font-name-complex="Arial Unicode MS1" style:font-size-complex="23pt" style:font-style-complex="italic" style:font-weight-complex="bold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Arial1" fo:font-size="24pt" fo:font-style="italic" fo:text-shadow="1pt 1pt" style:text-underline-style="none" fo:font-weight="bold" style:font-name-asian="Arial Unicode MS1" style:font-size-asian="24pt" style:font-style-asian="italic" style:font-weight-asian="bold" style:font-name-complex="Arial Unicode MS1" style:font-size-complex="24pt" style:font-style-complex="italic" style:font-weight-complex="bold" style:text-emphasize="none" style:font-relief="none"/>
    </style:style>
    <style:style style:name="T30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•">
        <style:list-level-properties text:space-before="1.75cm" text:min-label-width="0.98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75cm" text:min-label-width="0.988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798cm" svg:height="3.394cm" svg:x="3.98cm" svg:y="4.368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frame draw:style-name="gr1" draw:text-style-name="P4" draw:layer="layout" svg:width="10.899cm" svg:height="1.356cm" svg:x="8.601cm" svg:y="8.15cm">
          <draw:text-box>
            <text:p text:style-name="P3"><text:span text:style-name="T2">Списъци и масиви</text:span></text:p>
          </draw:text-box>
        </draw:frame>
        <draw:custom-shape draw:style-name="gr2" draw:text-style-name="P6" draw:layer="layout" svg:width="20.192cm" svg:height="1.495cm" svg:x="1.309cm" svg:y="13.531cm">
          <text:p text:style-name="P5"><text:span text:style-name="T3">Автор: Красимир Беров, Превод: Теодора Берова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824cm" svg:height="1.812cm" svg:x="1.353cm" svg:y="15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0.911cm" svg:x="1.501cm" svg:y="16.844cm">
          <office:event-listeners>
            <presentation:event-listener script:event-name="dom:click" presentation:action="show" xlink:href="" xlink:type="simple" xlink:show="embed" xlink:actuate="onRequest"/>
          </office:event-listeners>
          <text:p text:style-name="P8"><text:span text:style-name="T4"><text:a xlink:href="http://i-can.eu/" xlink:type="simple">I-can.eu</text:a>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2.166cm" svg:height="0.886cm" svg:x="9.835cm" svg:y="16.844cm">
          <draw:text-box>
            <text:p><text:span text:style-name="T5">С любезното съдействие на </text:span><text:span text:style-name="T5"><text:a xlink:href="http://chainsolutions.net/" xlink:type="simple">Chain Solutions</text:a></text:span></text:p>
          </draw:text-box>
        </draw:frame>
        <presentation:notes draw:style-name="dp2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Заглавие1" presentation:presentation-page-layout-name="AL2T1">
        <office:forms form:automatic-focus="false" form:apply-design-mode="false"/>
        <draw:frame presentation:style-name="pr3" draw:text-style-name="P12" draw:layer="layout" svg:width="15.901cm" svg:height="2.528cm" svg:x="4.75cm" svg:y="0cm" presentation:class="title" presentation:user-transformed="true">
          <draw:text-box>
            <text:p text:style-name="P11"><text:span text:style-name="T6">Съдържание</text:span></text:p>
          </draw:text-box>
        </draw:frame>
        <draw:frame presentation:style-name="pr4" draw:text-style-name="P15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3"><text:span text:style-name="T7">Какво е Списък или Масив?</text:span></text:p>
              </text:list-item>
              <text:list-item>
                <text:p text:style-name="P13"><text:span text:style-name="T7">Представяне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Литерали</text:span></text:p>
                  </text:list-item>
                  <text:list-item>
                    <text:p text:style-name="P14"><text:span text:style-name="T7">Променливи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<text:s/></text:span><text:span text:style-name="T7">Интерполация на масиви</text:span></text:p>
              </text:list-item>
              <text:list-item>
                <text:p text:style-name="P10"><text:span text:style-name="T7"><text:s/></text:span><text:span text:style-name="T7">Добавяне и премахване на елементи</text:span></text:p>
              </text:list-item>
              <text:list-item>
                <text:p text:style-name="P10"><text:span text:style-name="T7"><text:s/></text:span><text:span text:style-name="T7">Оператори и функции за списъци и масиви</text:span></text:p>
              </text:list-item>
              <text:list-item>
                <text:p text:style-name="P10"><text:span text:style-name="T7"><text:s/></text:span><text:span text:style-name="T7">Отрязъци от масиви</text:span></text:p>
              </text:list-item>
            </text:list>
          </draw:text-box>
        </draw:frame>
        <presentation:notes draw:style-name="dp3" presentation:use-footer-name="ftr1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Заглавие1" presentation:presentation-page-layout-name="AL2T1">
        <office:forms form:automatic-focus="false" form:apply-design-mode="false"/>
        <draw:frame presentation:style-name="pr5" draw:text-style-name="P10" draw:layer="layout" svg:width="20.9cm" svg:height="3.019cm" svg:x="2.25cm" svg:y="0cm" presentation:class="title" presentation:user-transformed="true">
          <draw:text-box>
            <text:p text:style-name="P3">Какво е Списък или Масив?</text:p>
          </draw:text-box>
        </draw:frame>
        <draw:frame presentation:style-name="pr6" draw:text-style-name="P16" draw:layer="layout" svg:width="23.596cm" svg:height="15.385cm" svg:x="0.9cm" svg:y="2.761cm" presentation:class="outline" presentation:user-transformed="true">
          <draw:text-box>
            <text:list text:style-name="L6">
              <text:list-item>
                <text:p text:style-name="P10"><text:span text:style-name="T8">Списъкът представлява подредени скаларни данни.</text:span></text:p>
              </text:list-item>
              <text:list-item>
                <text:p text:style-name="P10"><text:span text:style-name="T8">Масивът </text:span><text:span text:style-name="T9">e</text:span><text:span text:style-name="T10"> </text:span><text:span text:style-name="T8">променлива</text:span><text:span text:style-name="T10">, </text:span><text:span text:style-name="T8">която</text:span><text:span text:style-name="T10"> </text:span><text:span text:style-name="T8">съдържа</text:span><text:span text:style-name="T10"> </text:span><text:span text:style-name="T8">списък.</text:span></text:p>
              </text:list-item>
              <text:list-item>
                <text:p text:style-name="P10"><text:span text:style-name="T10">Всеки елемент от масива е отделна скаларна променлива със собствена </text:span><text:span text:style-name="T8">скаларна</text:span><text:span text:style-name="T10"> стойност.</text:span></text:p>
              </text:list-item>
              <text:list-item>
                <text:p text:style-name="P10"><text:span text:style-name="T10">Масивите могат да имат произволен брой елементи.</text:span></text:p>
              </text:list-item>
              <text:list-item>
                <text:p text:style-name="P10"><text:span text:style-name="T10">Най-малкият масив няма елементи, докато най-големият може да запълни цялата налична памет. 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Заглавие1" presentation:presentation-page-layout-name="AL2T1">
        <office:forms form:automatic-focus="false" form:apply-design-mode="false"/>
        <draw:frame presentation:style-name="pr6" draw:text-style-name="P16" draw:layer="layout" svg:width="23.596cm" svg:height="14.825cm" svg:x="0.5cm" svg:y="4cm" presentation:class="outline" presentation:user-transformed="true">
          <draw:text-box>
            <text:list text:style-name="L6">
              <text:list-item>
                <text:p text:style-name="P10"><text:span text:style-name="T10">Един буквален списък се състои от разделени със запетаи скаларни стойности, обградени със скоби.</text:span><text:span text:style-name="T10"><text:line-break/></text:span><text:span text:style-name="T10"><text:line-break/></text:span><text:span text:style-name="T10"><text:line-break/></text:span><text:span text:style-name="T10"/></text:p>
                <text:p text:style-name="P10"><text:span text:style-name="T10"/></text:p>
              </text:list-item>
              <text:list-item>
                <text:p text:style-name="P10"><text:span text:style-name="T10">Елементите на списъка могат да бъдат и изрази.</text:span></text:p>
              </text:list-item>
            </text:list>
          </draw:text-box>
        </draw:frame>
        <draw:custom-shape draw:style-name="gr8" draw:text-style-name="P18" draw:layer="layout" svg:width="22.143cm" svg:height="3.021cm" svg:x="1.357cm" svg:y="7.979cm">
          <text:p text:style-name="P17"><text:span text:style-name="T11">(1, 4.5, 15, 32 ) <text:s text:c="2"/>#списък от четири числови стойности</text:span></text:p>
          <text:p text:style-name="P17"><text:span text:style-name="T11">('me', 'you', 'us') #списък от три ниизови стойности</text:span></text:p>
          <text:p text:style-name="P17"><text:span text:style-name="T11">('me',15,'you',32) <text:s/>#списък от различни стойности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21.603cm" svg:height="2.908cm" svg:x="1.5cm" svg:y="15.5cm">
          <text:p text:style-name="P19"><text:span text:style-name="T12">(1, 4.5+15, $family=2 )#списък от изрази:</text:span></text:p>
          <text:p text:style-name="P19"><text:span text:style-name="T12"><text:s text:c="23"/></text:span><text:span text:style-name="T12">#1, резултатът от 4.5+15</text:span></text:p>
          <text:p text:style-name="P19"><text:span text:style-name="T12"><text:s text:c="23"/></text:span><text:span text:style-name="T12"># и стойността на $family</text:span></text:p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1.9cm" svg:height="3.5cm" svg:x="1.75cm" svg:y="0cm" presentation:class="title" presentation:user-transformed="true">
          <draw:text-box>
            <text:p text:style-name="P3"><text:s/>Буквално <text:span text:style-name="T13">Представяне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3.596cm" svg:height="15.58cm" svg:x="0.98cm" svg:y="2.92cm" presentation:class="outline" presentation:user-transformed="true">
          <draw:text-box>
            <text:list text:style-name="L6">
              <text:list-item>
                <text:p text:style-name="P10"><text:span text:style-name="T14">Празен списък (без елементи) се представя с две скоби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10"><text:span text:style-name="T14">Елемент от буквален списък може да бъде включително и операторът за </text:span><text:span text:style-name="T15">създаване на списък</text:span><text:span text:style-name="T14">, означен чрез две скаларни стойности, разделени от двоеточие “</text:span><text:span text:style-name="T16">..</text:span><text:span text:style-name="T14">”.</text:span></text:p>
              </text:list-item>
              <text:list-item>
                <text:p text:style-name="P10"><text:span text:style-name="T14">Този оператор създава списък от стойности, като започва от лявата скаларна стойност и увеличава всеки следващ елемент с едно, докато достигне стойността отдясно.</text:span><text:span text:style-name="T17"> </text:span></text:p>
              </text:list-item>
            </text:list>
          </draw:text-box>
        </draw:frame>
        <draw:custom-shape draw:style-name="gr10" draw:text-style-name="P20" draw:layer="layout" svg:width="21.603cm" svg:height="1.21cm" svg:x="1.897cm" svg:y="5cm">
          <text:p text:style-name="P19"><text:span text:style-name="T12">() #празен списък (нула елемента)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21.603cm" svg:height="2.5cm" svg:x="1.901cm" svg:y="15.821cm">
          <text:p text:style-name="P19"><text:span text:style-name="T12">$, = $/; #$OUTPUT_FIELD_SEPARATOR сега е '\n'</text:span></text:p>
          <text:p text:style-name="P19"><text:span text:style-name="T12">print (1..100);</text:span></text:p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1.9cm" svg:height="3.5cm" svg:x="1.75cm" svg:y="0cm" presentation:class="title" presentation:user-transformed="true">
          <draw:text-box>
            <text:p text:style-name="P3"><text:s/>Буквално <text:span text:style-name="T13">Представяне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Заглавие1" presentation:presentation-page-layout-name="AL2T1">
        <office:forms form:automatic-focus="false" form:apply-design-mode="false"/>
        <draw:frame presentation:style-name="pr10" draw:text-style-name="P10" draw:layer="layout" svg:width="23.596cm" svg:height="16.825cm" svg:x="1cm" svg:y="3.175cm" presentation:class="outline" presentation:user-transformed="true">
          <draw:text-box>
            <text:list text:style-name="L6">
              <text:list-item>
                <text:p text:style-name="P10">qw/STRING/</text:p>
                <text:list>
                  <text:list-item>
                    <text:p><text:span text:style-name="T17">Създава списък от STRING, като използва вградени интервали за разделители на думите.</text:span></text:p>
                  </text:list-item>
                  <text:list-item>
                    <text:p text:style-name="P10"><text:span text:style-name="T17">Създава списък по време на компилирането, и в скаларен контекст връща последния елемент от списъка.</text:span></text:p>
                  </text:list-item>
                </text:list>
              </text:list-item>
            </text:list>
          </draw:text-box>
        </draw:frame>
        <draw:custom-shape draw:style-name="gr12" draw:text-style-name="P20" draw:layer="layout" svg:width="21.603cm" svg:height="6cm" svg:x="2cm" svg:y="12.5cm">
          <text:p text:style-name="P19"><text:span text:style-name="T12">$\=$/; #$OUTPUT_RECORD_SEPARATOR сега е "\n"</text:span></text:p>
          <text:p text:style-name="P19"><text:span text:style-name="T12">$,=$/; #$OUTPUT_FIELD_SEPARATOR сега е "\n"</text:span></text:p>
          <text:p text:style-name="P19"><text:span text:style-name="T12">print qw{me you us};</text:span></text:p>
          <text:p text:style-name="P19"><text:span text:style-name="T12">print ('me', 'you', 'us'); # също като горното</text:span></text:p>
          <text:p text:style-name="P19"><text:span text:style-name="T12">$аз = qw(аз ти ние);</text:span></text:p>
          <text:p text:style-name="P19"><text:span text:style-name="T12">print $аз; <text:s text:c="16"/># отпечатва 'ние'</text:span></text:p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1.9cm" svg:height="3.5cm" svg:x="1.75cm" svg:y="0cm" presentation:class="title" presentation:user-transformed="true">
          <draw:text-box>
            <text:p text:style-name="P3"><text:s/>Буквално <text:span text:style-name="T13">Представяне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Заглавие1" presentation:presentation-page-layout-name="AL2T1">
        <office:forms form:automatic-focus="false" form:apply-design-mode="false"/>
        <draw:frame presentation:style-name="pr11" draw:text-style-name="P10" draw:layer="layout" svg:width="12.5cm" svg:height="4cm" svg:x="6.45cm" svg:y="0cm" presentation:class="title" presentation:user-transformed="true">
          <draw:text-box>
            <text:p text:style-name="P3">Променливи</text:p>
          </draw:text-box>
        </draw:frame>
        <draw:frame presentation:style-name="pr6" draw:text-style-name="P16" draw:layer="layout" svg:width="24.9cm" svg:height="14.825cm" svg:x="0.5cm" svg:y="3.522cm" presentation:class="outline" presentation:user-transformed="true">
          <draw:text-box>
            <text:list text:style-name="L6">
              <text:list-item>
                <text:p text:style-name="P21"><text:span text:style-name="T10">Променливата масив съдържа само един списък (нула или повече скаларни стойности).</text:span></text:p>
              </text:list-item>
              <text:list-item>
                <text:p text:style-name="P21"><text:span text:style-name="T10">Стойността на една променлива масив, която още не е определена, е (), т.е. празен списък.</text:span></text:p>
              </text:list-item>
              <text:list-item>
                <text:p text:style-name="P21"><text:span text:style-name="T10">Цели масиви (както и отрязъците от масиви и хешове) се обозначават с '@'.</text:span></text:p>
              </text:list-item>
              <text:list-item>
                <text:p text:style-name="P21"><text:span text:style-name="T10">Дължината на един масив не е предварително зададена. Perl автоматично си добавя необходимото пространство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Заглавие1" presentation:presentation-page-layout-name="AL2T1">
        <office:forms form:automatic-focus="false" form:apply-design-mode="false"/>
        <draw:frame presentation:style-name="pr11" draw:text-style-name="P10" draw:layer="layout" svg:width="15.4cm" svg:height="4cm" svg:x="5cm" svg:y="0cm" presentation:class="title" presentation:user-transformed="true">
          <draw:text-box>
            <text:p text:style-name="P3">Променливи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Пример</text:p>
              </text:list-item>
            </text:list>
          </draw:text-box>
        </draw:frame>
        <draw:custom-shape draw:style-name="gr13" draw:text-style-name="P20" draw:layer="layout" svg:width="22.298cm" svg:height="10cm" svg:x="1.551cm" svg:y="6cm">
          <text:p text:style-name="P19"><text:span text:style-name="T12">$, = $\ = $/;</text:span></text:p>
          <text:p text:style-name="P19"><text:span text:style-name="T12">my @numbers = (1, 4.5, 15, 32 );</text:span></text:p>
          <text:p text:style-name="P19"><text:span text:style-name="T12">my @family <text:s/>= ('me', 'you', 'us');</text:span></text:p>
          <text:p text:style-name="P19"><text:span text:style-name="T12">print @family,$/;</text:span></text:p>
          <text:p text:style-name="P19"><text:span text:style-name="T12">$family[3] <text:s/>= 'he';</text:span></text:p>
          <text:p text:style-name="P19"><text:span text:style-name="T12">print @family,$/;</text:span></text:p>
          <text:p text:style-name="P19"><text:span text:style-name="T12">my @things <text:s/>= (@numbers, @family);#сплескан</text:span></text:p>
          <text:p text:style-name="P19"><text:span text:style-name="T12">my @predators = qw/leopard tiger panther/;</text:span></text:p>
          <text:p text:style-name="P19"><text:span text:style-name="T12">my @slices <text:s/>= (1..3, A..D);</text:span></text:p>
          <text:p text:style-name="P19"><text:span text:style-name="T12">print $/;</text:span></text:p>
          <text:p text:style-name="P19"><text:span text:style-name="T12">print @numbers,@family,@things,@slices,@predators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Заглавие1" presentation:presentation-page-layout-name="AL2T1">
        <office:forms form:automatic-focus="false" form:apply-design-mode="false"/>
        <draw:frame presentation:style-name="pr11" draw:text-style-name="P10" draw:layer="layout" svg:width="21.9cm" svg:height="4cm" svg:x="1.75cm" svg:y="0cm" presentation:class="title" presentation:user-transformed="true">
          <draw:text-box>
            <text:p text:style-name="P3"><text:span text:style-name="T18">Интерполиране на масиви</text:span>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<text:span text:style-name="T10">Масивите могат да бъдат поставяни (подобно на скаларите) в низ, обграден от двойни кавички.</text:span></text:p>
              </text:list-item>
              <text:list-item>
                <text:p text:style-name="P10"><text:span text:style-name="T10">Елементите на един масив са скалари и също могат да бъдат интерполирани.</text:span></text:p>
              </text:list-item>
            </text:list>
          </draw:text-box>
        </draw:frame>
        <draw:custom-shape draw:style-name="gr14" draw:text-style-name="P20" draw:layer="layout" svg:width="21.603cm" svg:height="7.5cm" svg:x="1.897cm" svg:y="11cm">
          <text:p text:style-name="P19"><text:span text:style-name="T12">$\ = $/;</text:span></text:p>
          <text:p text:style-name="P19"><text:span text:style-name="T12">my @numbers = (1, 4.5, 15, 32 );</text:span></text:p>
          <text:p text:style-name="P19"><text:span text:style-name="T12">my @family <text:s/>= ('me', 'you', 'us');</text:span></text:p>
          <text:p text:style-name="P19"><text:span text:style-name="T12"/></text:p>
          <text:p text:style-name="P19"><text:span text:style-name="T12">print "Do $family[1] have $numbers[2] leva?";</text:span></text:p>
          <text:p text:style-name="P19"><text:span text:style-name="T12">print "Sorry, I do have $family[0] only.";</text:span></text:p>
          <text:p text:style-name="P19"><text:span text:style-name="T12">$"=', ';#$LIST_SEPARATOR</text:span></text:p>
          <text:p text:style-name="P19"><text:span text:style-name="T12">print "O... @family... who cares!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Заглавие1" presentation:presentation-page-layout-name="AL2T1">
        <office:forms form:automatic-focus="false" form:apply-design-mode="false"/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header>
                <text:p text:style-name="P10"/>
              </text:list-header>
              <text:list-item>
                <text:p text:style-name="P10">оператори: </text:p>
                <text:list>
                  <text:list-item>
                    <text:p text:style-name="P10">push</text:p>
                  </text:list-item>
                  <text:list-item>
                    <text:p text:style-name="P10">pop</text:p>
                  </text:list-item>
                  <text:list-item>
                    <text:p text:style-name="P10">shift</text:p>
                  </text:list-item>
                  <text:list-item>
                    <text:p text:style-name="P10">unshift</text:p>
                  </text:list-item>
                  <text:list-item>
                    <text:p text:style-name="P10">splice</text:p>
                  </text:list-item>
                </text:list>
              </text:list-item>
            </text:list>
          </draw:text-box>
        </draw:fram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Заглавие1" presentation:presentation-page-layout-name="AL2T1">
        <office:forms form:automatic-focus="false" form:apply-design-mode="false"/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<text:span text:style-name="T10">push ARRAY,LIST</text:span></text:p>
                <text:list>
                  <text:list-item>
                    <text:p><text:span text:style-name="T14">Приема ARRAY като един куп (стек), и добавя стойностите от LIST на края на ARRAY. </text:span></text:p>
                  </text:list-item>
                  <text:list-item>
                    <text:p text:style-name="P10"><text:span text:style-name="T14">Дължината на ARRAY нараства с дължината на LIST. </text:span></text:p>
                  </text:list-item>
                  <text:list-item>
                    <text:p><text:span text:style-name="T14">Връща броя на елементите в масива след добавянето. </text:span></text:p>
                  </text:list-item>
                </text:list>
              </text:list-item>
            </text:list>
          </draw:text-box>
        </draw:frame>
        <draw:custom-shape draw:style-name="gr15" draw:text-style-name="P18" draw:layer="layout" svg:width="21.603cm" svg:height="4.965cm" svg:x="2cm" svg:y="12.5cm">
          <text:p text:style-name="P17"><text:span text:style-name="T11">use Data::Dumper; </text:span></text:p>
          <text:p text:style-name="P17"><text:span text:style-name="T11">$\ = $/;</text:span></text:p>
          <text:p text:style-name="P17"><text:span text:style-name="T11">my @family = qw ( me you us );</text:span></text:p>
          <text:p text:style-name="P17"><text:span text:style-name="T11">print scalar @family;#отпечатва броя на елементите (3)</text:span></text:p>
          <text:p text:style-name="P17"><text:span text:style-name="T11">print push(@family, qw ( him her ));</text:span><text:span text:style-name="T20">#5</text:span></text:p>
          <text:p text:style-name="P17"><text:span text:style-name="T11">print Dumper \@family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1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Заглавие1" presentation:presentation-page-layout-name="AL2T1">
        <office:forms form:automatic-focus="false" form:apply-design-mode="false"/>
        <draw:frame presentation:style-name="pr13" draw:text-style-name="P26" draw:layer="layout" svg:width="23.596cm" svg:height="16.689cm" svg:x="1cm" svg:y="2.361cm" presentation:class="outline" presentation:user-transformed="true">
          <draw:text-box>
            <text:list text:style-name="L6">
              <text:list-item>
                <text:p text:style-name="P10"><text:span text:style-name="T17">pop ARRAY</text:span><text:span text:style-name="T17"><text:line-break/></text:span><text:span text:style-name="T17">pop</text:span></text:p>
                <text:list>
                  <text:list-item>
                    <text:p text:style-name="P25"><text:span text:style-name="T21">Отстранява най-горния (последния) елемент от масива и го връща, като скъсява масива с един елемент.</text:span></text:p>
                  </text:list-item>
                  <text:list-item>
                    <text:p text:style-name="P25"><text:span text:style-name="T21">Ако масивът е празен, връща недефинирана стойност. </text:span></text:p>
                  </text:list-item>
                  <text:list-item>
                    <text:p><text:span text:style-name="T21">Ако ARRAY </text:span><text:span text:style-name="T21">не е подаден</text:span><text:span text:style-name="T21">, премахва от масива @ARGV в главната програма и от масива @_ в подпрограмите, точно като оператора shift.</text:span></text:p>
                  </text:list-item>
                </text:list>
              </text:list-item>
            </text:list>
          </draw:text-box>
        </draw:frame>
        <draw:custom-shape draw:style-name="gr16" draw:text-style-name="P27" draw:layer="layout" svg:width="21.603cm" svg:height="5.455cm" svg:x="2.421cm" svg:y="13.501cm">
          <text:p text:style-name="P19"><text:span text:style-name="T12">use Data::Dumper; </text:span></text:p>
          <text:p text:style-name="P19"><text:span text:style-name="T12">$\ =$/;</text:span></text:p>
          <text:p text:style-name="P19"><text:span text:style-name="T12">my @names = qw ( Цвети Бети Пешо );</text:span></text:p>
          <text:p text:style-name="P19"><text:span text:style-name="T12">my $last_name = pop(@names);</text:span></text:p>
          <text:p text:style-name="P19"><text:span text:style-name="T12">warn "popped = $last_name";</text:span></text:p>
          <text:p text:style-name="P19"><text:span text:style-name="T12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2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Заглавие1" presentation:presentation-page-layout-name="AL2T1">
        <office:forms form:automatic-focus="false" form:apply-design-mode="false"/>
        <draw:frame presentation:style-name="pr14" draw:text-style-name="P28" draw:layer="layout" svg:width="23.596cm" svg:height="16.05cm" svg:x="0.904cm" svg:y="3cm" presentation:class="outline" presentation:user-transformed="true">
          <draw:text-box>
            <text:list text:style-name="L6">
              <text:list-item>
                <text:p text:style-name="P28"><text:span text:style-name="T22">shift ARRAY</text:span><text:span text:style-name="T22"><text:line-break/></text:span><text:span text:style-name="T22">shift</text:span></text:p>
                <text:list>
                  <text:list-item>
                    <text:p text:style-name="P29"><text:span text:style-name="T21">Отстранява първата стойност от масива и я връща, като скъсява масива с един елемент и измества всичко надолу.</text:span></text:p>
                  </text:list-item>
                  <text:list-item>
                    <text:p text:style-name="P29"><text:span text:style-name="T21">Ако в масива няма елементи, връща недефинирана стойност.</text:span></text:p>
                  </text:list-item>
                  <text:list-item>
                    <text:p><text:span text:style-name="T21">Ако ARRAY </text:span><text:span text:style-name="T21">не е подаден</text:span><text:span text:style-name="T21">, отстранява от масива @_ в лексикалния обхват на подпрограмите и форматите, както и <text:s/>от масива @ARGV извън подпрограма... </text:span></text:p>
                  </text:list-item>
                </text:list>
              </text:list-item>
            </text:list>
          </draw:text-box>
        </draw:frame>
        <draw:custom-shape draw:style-name="gr17" draw:text-style-name="P20" draw:layer="layout" svg:width="21.603cm" svg:height="4.606cm" svg:x="2.021cm" svg:y="14.142cm">
          <text:p text:style-name="P19"><text:span text:style-name="T12">use Data::Dumper;$\ =$/;</text:span></text:p>
          <text:p text:style-name="P19"><text:span text:style-name="T12">my @names = qw ( Цвети Бети Пешо );</text:span></text:p>
          <text:p text:style-name="P19"><text:span text:style-name="T12">my $last_name = shift(@names);</text:span></text:p>
          <text:p text:style-name="P19"><text:span text:style-name="T12">warn "shifted = $last_name";</text:span></text:p>
          <text:p text:style-name="P19"><text:span text:style-name="T12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3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draw:frame presentation:style-name="pr6" draw:text-style-name="P3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<text:span text:style-name="T17">unshift ARRAY,LIST</text:span></text:p>
                <text:list>
                  <text:list-item>
                    <text:p text:style-name="P10"><text:span text:style-name="T14">Прави обратното на shift. Или обратното на push. В зависимост от гледната точка.</text:span></text:p>
                  </text:list-item>
                  <text:list-item>
                    <text:p text:style-name="P10"><text:span text:style-name="T14">Добавя LIST в началото на масива, и връща новия брой на елементите от масива.</text:span></text:p>
                  </text:list-item>
                  <text:list-item>
                    <text:p text:style-name="P10"><text:span text:style-name="T14">Забележете, че списъкът се добавя целия, а не елемент по елемент, така че добавените елементи запазват досегашния си ред.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1.603cm" svg:height="4.759cm" svg:x="2.397cm" svg:y="13.5cm">
          <text:p text:style-name="P19"><text:span text:style-name="T12">use Data::Dumper; $\ =$/;</text:span></text:p>
          <text:p text:style-name="P19"><text:span text:style-name="T12">my @names = qw ( Цвети Бети Пешо );</text:span></text:p>
          <text:p text:style-name="P19"><text:span text:style-name="T12">print 'elements:', scalar @names;</text:span></text:p>
          <text:p text:style-name="P19"><text:span text:style-name="T12">print 'elements:', unshift(@names,qw/Део Иво/);</text:span></text:p>
          <text:p text:style-name="P19"><text:span text:style-name="T12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14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Заглавие1" presentation:presentation-page-layout-name="AL2T1">
        <office:forms form:automatic-focus="false" form:apply-design-mode="false"/>
        <draw:frame presentation:style-name="pr15" draw:text-style-name="P26" draw:layer="layout" svg:width="23.596cm" svg:height="16.375cm" svg:x="0.904cm" svg:y="2.675cm" presentation:class="outline" presentation:user-transformed="true">
          <draw:text-box>
            <text:list text:style-name="L6">
              <text:list-item>
                <text:p text:style-name="P10"><text:span text:style-name="T17">splice ARRAY,OFFSET,LENGTH,LIST</text:span></text:p>
                <text:list>
                  <text:list-item>
                    <text:p><text:span text:style-name="T23">Премахва елементите, определени от OFFSET и LENGTH, и ги замества с елементите от LIST, ако има такива.</text:span></text:p>
                  </text:list-item>
                  <text:list-item>
                    <text:p text:style-name="P25"><text:span text:style-name="T23">В списъчен контекст, връща елементите, премахнати от масива. </text:span></text:p>
                  </text:list-item>
                  <text:list-item>
                    <text:p text:style-name="P25"><text:span text:style-name="T23">В скаларен контекст, връща последния премахнат елемент, или недефинирана стойност, ако не са премахнати никакви елементи.</text:span></text:p>
                  </text:list-item>
                  <text:list-item>
                    <text:p><text:span text:style-name="T23">Масивът расте или се свива, колкото е необходимо.</text:span></text:p>
                  </text:list-item>
                </text:list>
              </text:list-item>
            </text:list>
          </draw:text-box>
        </draw:frame>
        <draw:custom-shape draw:style-name="gr19" draw:text-style-name="P27" draw:layer="layout" svg:width="21.603cm" svg:height="2.908cm" svg:x="2.5cm" svg:y="15.5cm">
          <text:p text:style-name="P19"><text:span text:style-name="T12">my @words = qw ( hello there );</text:span></text:p>
          <text:p text:style-name="P19"><text:span text:style-name="T12">splice(@words, 1, 0, 'out');</text:span></text:p>
          <text:p text:style-name="P19"><text:span text:style-name="T12">print join(" ", @words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5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Заглавие1" presentation:presentation-page-layout-name="AL2T1">
        <office:forms form:automatic-focus="false" form:apply-design-mode="false"/>
        <draw:frame presentation:style-name="pr11" draw:text-style-name="P31" draw:layer="layout" svg:width="20.5cm" svg:height="4cm" svg:x="2.45cm" svg:y="0.321cm" presentation:class="title" presentation:user-transformed="true">
          <draw:text-box>
            <text:p text:style-name="P3"><text:span text:style-name="T13">Оператори и функции за списъци и масиви</text:span></text:p>
          </draw:text-box>
        </draw:frame>
        <draw:frame presentation:style-name="pr16" draw:text-style-name="P10" draw:layer="layout" svg:width="23.596cm" svg:height="12.847cm" svg:x="0.9cm" svg:y="5.5cm" presentation:class="outline" presentation:user-transformed="true">
          <draw:text-box>
            <text:list text:style-name="L6">
              <text:list-item>
                <text:p text:style-name="P10">foreach</text:p>
              </text:list-item>
              <text:list-item>
                <text:p text:style-name="P10">join</text:p>
              </text:list-item>
              <text:list-item>
                <text:p text:style-name="P10">map</text:p>
              </text:list-item>
              <text:list-item>
                <text:p text:style-name="P10">grep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6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Заглавие1" presentation:presentation-page-layout-name="AL2T1">
        <office:forms form:automatic-focus="false" form:apply-design-mode="false"/>
        <draw:frame presentation:style-name="pr17" draw:text-style-name="P23" draw:layer="layout" svg:width="19.5cm" svg:height="2.5cm" svg:x="2.95cm" svg:y="0.08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18" draw:text-style-name="P32" draw:layer="layout" svg:width="23.596cm" svg:height="15.9cm" svg:x="0.904cm" svg:y="3.1cm" presentation:class="outline" presentation:user-transformed="true">
          <draw:text-box>
            <text:list text:style-name="L6">
              <text:list-item>
                <text:p text:style-name="P32"><text:span text:style-name="T24">foreach (@array)</text:span></text:p>
                <text:list>
                  <text:list-item>
                    <text:p text:style-name="P33"><text:span text:style-name="T25">foreach</text:span><text:span text:style-name="T26"> се използва за обхождане (итерация) на всички елементи от списък. Официалното му определение е:</text:span></text:p>
                    <text:p text:style-name="P33"><text:span text:style-name="T27">LABEL foreach VAR (LIST) BLOCK</text:span><text:span text:style-name="T26"><text:line-break/></text:span><text:span text:style-name="T26">Това е структура за контрол на потока.</text:span></text:p>
                  </text:list-item>
                  <text:list-item>
                    <text:p text:style-name="P34"><text:span text:style-name="T26">Структурата </text:span><text:span text:style-name="T27">foreach</text:span><text:span text:style-name="T26"> поддържа конструкциите </text:span><text:span text:style-name="T27">last</text:span><text:span text:style-name="T26">, </text:span><text:span text:style-name="T27">next</text:span><text:span text:style-name="T26"> и </text:span><text:span text:style-name="T27">redo</text:span><text:span text:style-name="T26">. Използвайте прост </text:span><text:span text:style-name="T27">foreach</text:span><text:span text:style-name="T26"> цикъл да направите нещо с всеки елемент от масива.</text:span></text:p>
                  </text:list-item>
                  <text:list-item>
                    <text:p text:style-name="P34"><text:span text:style-name="T26">НЕ ДОБАВЯЙТЕ И НЕ ПРЕМАХВАЙТЕ ЕЛЕМЕНТИ ОТ МАСИВ, ДОКАТО СЕ ОБРАБОТВА ОТ </text:span><text:span text:style-name="T27">foreach</text:span><text:span text:style-name="T26"> ЦИКЪЛ.</text:span></text:p>
                  </text:list-item>
                </text:list>
              </text:list-item>
            </text:list>
          </draw:text-box>
        </draw:frame>
        <draw:custom-shape draw:style-name="gr20" draw:text-style-name="P27" draw:layer="layout" svg:width="21.603cm" svg:height="3.757cm" svg:x="2.397cm" svg:y="15cm">
          <text:p text:style-name="P19"><text:span text:style-name="T12">my @fruits = qw ( apples oranges lemons pears );</text:span></text:p>
          <text:p text:style-name="P19"><text:span text:style-name="T12">foreach my $fruit (@fruits) {</text:span></text:p>
          <text:p text:style-name="P19"><text:span text:style-name="T12"><text:s text:c="4"/></text:span><text:span text:style-name="T12">print "fruit is '$fruit'\n"; </text:span></text:p>
          <text:p text:style-name="P19"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17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19.9cm" svg:height="3cm" svg:x="2.7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19" draw:text-style-name="P21" draw:layer="layout" svg:width="24.496cm" svg:height="14.847cm" svg:x="0cm" svg:y="3.5cm" presentation:class="outline" presentation:user-transformed="true">
          <draw:text-box>
            <text:list text:style-name="L6">
              <text:list-item>
                <text:p text:style-name="P21"><text:span text:style-name="T10">join EXPR,LIST</text:span></text:p>
                <text:list>
                  <text:list-item>
                    <text:p text:style-name="P35"><text:span text:style-name="T10">Съединява отделни низове от LIST в единичен низ с полета, разделени от стойността на EXPR, и връща този нов низ. </text:span></text:p>
                  </text:list-item>
                </text:list>
              </text:list-item>
            </text:list>
          </draw:text-box>
        </draw:frame>
        <draw:custom-shape draw:style-name="gr21" draw:text-style-name="P27" draw:layer="layout" svg:width="21.603cm" svg:height="4.606cm" svg:x="1.902cm" svg:y="12.742cm">
          <text:p text:style-name="P19"><text:span text:style-name="T12">my @fields = qw ( id name position );</text:span></text:p>
          <text:p text:style-name="P19"><text:span text:style-name="T12">my $SQL = 'SELECT '</text:span></text:p>
          <text:p text:style-name="P19"><text:span text:style-name="T12"><text:s text:c="4"/></text:span><text:span text:style-name="T12">. join(", ", @fields)</text:span></text:p>
          <text:p text:style-name="P19"><text:span text:style-name="T12"><text:s text:c="4"/></text:span><text:span text:style-name="T12">. ' from empoyees';</text:span></text:p>
          <text:p text:style-name="P19"><text:span text:style-name="T12">print $SQL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1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20cm" svg:height="3cm" svg:x="5.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0" draw:text-style-name="P36" draw:layer="layout" svg:width="23.596cm" svg:height="15.55cm" svg:x="0.9cm" svg:y="3.5cm" presentation:class="outline" presentation:user-transformed="true">
          <draw:text-box>
            <text:list text:style-name="L6">
              <text:list-item>
                <text:p text:style-name="P36"><text:span text:style-name="T10">map BLOCK LIST</text:span><text:span text:style-name="T10"><text:line-break/></text:span><text:span text:style-name="T10">map EXPR,LIST</text:span></text:p>
                <text:list>
                  <text:list-item>
                    <text:p text:style-name="P37"><text:span text:style-name="T21">Изчислява BLOCK или EXPR за всеки елемент от LIST (локално определя $_ за всеки елемент) и</text:span><text:span text:style-name="T28"> връща списък със стойности, съставен от резултатите от всяко едно изчисление.</text:span></text:p>
                  </text:list-item>
                  <text:list-item>
                    <text:p text:style-name="P37"><text:span text:style-name="T21">В скаларен контекст – връща общия брой на така получените елементи.</text:span></text:p>
                  </text:list-item>
                  <text:list-item>
                    <text:p text:style-name="P37"><text:span text:style-name="T21">В списъчен контекст – проверява BLOCK или EXPR, така че всеки елемент от LIST може да произведе нула, един или повече елементи като върната стойност. </text:span></text:p>
                  </text:list-item>
                  <text:list-item>
                    <text:p text:style-name="P37"><text:span text:style-name="T21">Имайте предвид, че $_ е псевдоним на стойността от списъка, така че с него може да се променят елементите на LIST. Виж perlfunc/ma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9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Заглавие1" presentation:presentation-page-layout-name="AL2T1">
        <office:forms form:automatic-focus="false" form:apply-design-mode="false"/>
        <draw:frame presentation:style-name="pr11" draw:text-style-name="P38" draw:layer="layout" svg:width="19.5cm" svg:height="4cm" svg:x="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1" draw:text-style-name="P10" draw:layer="layout" svg:width="23.596cm" svg:height="13.347cm" svg:x="0.9cm" svg:y="5cm" presentation:class="outline" presentation:user-transformed="true">
          <draw:text-box>
            <text:list text:style-name="L6">
              <text:list-item>
                <text:p text:style-name="P10">map Пример:</text:p>
              </text:list-item>
            </text:list>
          </draw:text-box>
        </draw:frame>
        <draw:custom-shape draw:style-name="gr14" draw:text-style-name="P27" draw:layer="layout" svg:width="21.603cm" svg:height="8.002cm" svg:x="1.938cm" svg:y="8.32cm">
          <text:p text:style-name="P19"><text:span text:style-name="T12">binmode STDOUT,":utf8";</text:span></text:p>
          <text:p text:style-name="P19"><text:span text:style-name="T12">my @nums = (0x410 .. 0x44f);</text:span></text:p>
          <text:p text:style-name="P19"><text:span text:style-name="T12">my @chars = map(chr , @nums);</text:span></text:p>
          <text:p text:style-name="P19"><text:span text:style-name="T12">print @chars;</text:span></text:p>
          <text:p text:style-name="P19"><text:span text:style-name="T12"/></text:p>
          <text:p text:style-name="P19"><text:span text:style-name="T12">print '-' x 20;</text:span></text:p>
          <text:p text:style-name="P19"><text:span text:style-name="T12">my @names = qw(Цвети Пешо Иван);</text:span></text:p>
          <text:p text:style-name="P19"><text:span text:style-name="T12">my @mapped = map {$_ if $_ eq 'Пешо'} @names;</text:span></text:p>
          <text:p text:style-name="P19"><text:span text:style-name="T12">print @mapped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2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19.5cm" svg:height="3cm" svg:x="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2" draw:text-style-name="P10" draw:layer="layout" svg:width="23.596cm" svg:height="16.11cm" svg:x="0.9cm" svg:y="3cm" presentation:class="outline" presentation:user-transformed="true">
          <draw:text-box>
            <text:list text:style-name="L6">
              <text:list-item>
                <text:p text:style-name="P10">grep BLOCK LIST<text:line-break/>grep EXPR,LIST</text:p>
                <text:list>
                  <text:list-item>
                    <text:p><text:span text:style-name="T23">Изчислява BLOCK или EXPR за всеки елемент от LIST (локално определя $_ за всеки елемент) и</text:span><text:span text:style-name="T29"> връща списък със стойности, съдържащ тези елементи, за които изразът е върнал „истина“</text:span><text:span text:style-name="T23">. </text:span></text:p>
                  </text:list-item>
                  <text:list-item>
                    <text:p text:style-name="P39"><text:span text:style-name="T23">В скаларен контекст – връща броя на случаите, в които изразът е бил истина. </text:span></text:p>
                  </text:list-item>
                  <text:list-item>
                    <text:p><text:span text:style-name="T23">Имайте предвид, че $_ е псевдоним на стойността от списъка, така че с него може да се променят елементите на LIST. </text:span></text:p>
                  </text:list-item>
                  <text:list-item>
                    <text:p text:style-name="P39"><text:span text:style-name="T23">Виж perlfunc/gre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21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Заглавие1" presentation:presentation-page-layout-name="AL2T1">
        <office:forms form:automatic-focus="false" form:apply-design-mode="false"/>
        <draw:frame presentation:style-name="pr11" draw:text-style-name="P38" draw:layer="layout" svg:width="19.5cm" svg:height="4cm" svg:x="2.9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3" draw:text-style-name="P10" draw:layer="layout" svg:width="23.596cm" svg:height="13.847cm" svg:x="0.9cm" svg:y="4.5cm" presentation:class="outline" presentation:user-transformed="true">
          <draw:text-box>
            <text:list text:style-name="L6">
              <text:list-item>
                <text:p text:style-name="P10">grep Пример:</text:p>
              </text:list-item>
            </text:list>
          </draw:text-box>
        </draw:frame>
        <draw:custom-shape draw:style-name="gr22" draw:text-style-name="P27" draw:layer="layout" svg:width="21.603cm" svg:height="10.549cm" svg:x="1.819cm" svg:y="7.281cm">
          <text:p text:style-name="P19"><text:span text:style-name="T12">my @nums = (0x410 .. 0x44f);</text:span></text:p>
          <text:p text:style-name="P19"><text:span text:style-name="T12">my @chars = grep( </text:span></text:p>
          <text:p text:style-name="P19"><text:span text:style-name="T12"><text:s text:c="12"/></text:span><text:span text:style-name="T12">($_ &gt;= 0x410 and $_ &lt; 0x430), @nums</text:span></text:p>
          <text:p text:style-name="P19"><text:span text:style-name="T12"><text:s text:c="12"/></text:span><text:span text:style-name="T12">);</text:span></text:p>
          <text:p text:style-name="P19"><text:span text:style-name="T12">map($_ = chr, @chars);#modify inplace $_</text:span></text:p>
          <text:p text:style-name="P19"><text:span text:style-name="T12">print @chars;</text:span></text:p>
          <text:p text:style-name="P19"><text:span text:style-name="T12"/></text:p>
          <text:p text:style-name="P19"><text:span text:style-name="T12">#търсене на буквата 'а'</text:span></text:p>
          <text:p text:style-name="P19"><text:span text:style-name="T12">if( my $times = grep { chr($_) =~ /а/i } @nums ){</text:span></text:p>
          <text:p text:style-name="P19"><text:span text:style-name="T12"><text:s text:c="4"/></text:span><text:span text:style-name="T12">print "'а' codes found:</text:span></text:p>
          <text:p text:style-name="P19"><text:span text:style-name="T12"><text:s/></text:span><text:span text:style-name="T12">$times times in the list."</text:span></text:p>
          <text:p text:style-name="P19"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22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Заглавие1" presentation:presentation-page-layout-name="AL2T1">
        <office:forms form:automatic-focus="false" form:apply-design-mode="false"/>
        <draw:frame presentation:style-name="pr12" draw:text-style-name="P3" draw:layer="layout" svg:width="20.5cm" svg:height="3cm" svg:x="2.45cm" svg:y="0cm" presentation:class="title" presentation:user-transformed="true">
          <draw:text-box>
            <text:p text:style-name="P3">Отрязъци от масиви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Оператор за поредици (..)</text:p>
                <text:list>
                  <text:list-item>
                    <text:p text:style-name="P10"><text:span text:style-name="T14">В списъчен контекст – връща списък със стойности, изброявани една по една от лявата стойност към дясната стойност.</text:span></text:p>
                  </text:list-item>
                  <text:list-item>
                    <text:p text:style-name="P10"><text:span text:style-name="T14">Ако лявата стойност е по-голяма от дясната, <text:s/>връща празен списък. </text:span></text:p>
                  </text:list-item>
                  <text:list-item>
                    <text:p text:style-name="P10"><text:span text:style-name="T14">The операторът за поредици е полезен за писане на </text:span><text:span text:style-name="T16">foreach (1..10)</text:span><text:span text:style-name="T14"> цикли и за взимане на отрязъци от масиви. </text:span></text:p>
                  </text:list-item>
                  <text:list-item>
                    <text:p text:style-name="P10"><text:span text:style-name="T14">Операторът за поредици не създава временен масив когато се използва във foreach цикъл.</text:span></text:p>
                  </text:list-item>
                  <text:list-item>
                    <text:p text:style-name="P10"><text:span text:style-name="T14">Виж: perlop/Range Operators, perldata/Slic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2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Заглавие1" presentation:presentation-page-layout-name="AL2T1">
        <office:forms form:automatic-focus="false" form:apply-design-mode="false"/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Оператор за поредици (..)</text:p>
              </text:list-item>
              <text:list-item>
                <text:p text:style-name="P10">Пример</text:p>
              </text:list-item>
            </text:list>
          </draw:text-box>
        </draw:frame>
        <draw:custom-shape draw:style-name="gr23" draw:text-style-name="P40" draw:layer="layout" svg:width="21.603cm" svg:height="9.7cm" svg:x="1.9cm" svg:y="7.6cm">
          <text:p text:style-name="P19"><text:span text:style-name="T12">my @nums = (0x410 .. 0x44f);</text:span></text:p>
          <text:p text:style-name="P19"><text:span text:style-name="T12">print chr($nums[$_]) foreach(0..14);</text:span></text:p>
          <text:p text:style-name="P19"><text:span text:style-name="T12">#отпечатва отрязък</text:span></text:p>
          <text:p text:style-name="P19"><text:span text:style-name="T12">print @nums[0..14],$/;</text:span></text:p>
          <text:p text:style-name="P19"><text:span text:style-name="T12">#print a character map table from slice</text:span></text:p>
          <text:p text:style-name="P19"><text:span text:style-name="T12">print ' dec | <text:s/>hex <text:s/>| char', '-' x 19;</text:span></text:p>
          <text:p text:style-name="P19"><text:span text:style-name="T12">print map {</text:span></text:p>
          <text:p text:style-name="P19"><text:span text:style-name="T12"><text:s text:c="4"/></text:span><text:span text:style-name="T12">$_.' | '</text:span></text:p>
          <text:p text:style-name="P19"><text:span text:style-name="T12"><text:s text:c="4"/></text:span><text:span text:style-name="T12">. sprintf('0x%x',$_).' | '.chr($_)</text:span></text:p>
          <text:p text:style-name="P19"><text:span text:style-name="T12"><text:s text:c="4"/></text:span><text:span text:style-name="T12">. "\n" . '-' x 19</text:span></text:p>
          <text:p text:style-name="P19"><text:span text:style-name="T12">} @nums[0..14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3" draw:layer="layout" svg:width="20.5cm" svg:height="3cm" svg:x="2.45cm" svg:y="0cm" presentation:class="title" presentation:user-transformed="true">
          <draw:text-box>
            <text:p text:style-name="P3">Отрязъци от масиви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2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Заглавие1" presentation:presentation-page-layout-name="AL2T1">
        <office:forms form:automatic-focus="false" form:apply-design-mode="false"/>
        <draw:frame presentation:style-name="pr24" draw:text-style-name="P41" draw:layer="layout" svg:width="17.603cm" svg:height="3.5cm" svg:x="3.899cm" svg:y="0cm" presentation:class="title" presentation:user-transformed="true">
          <draw:text-box>
            <text:p text:style-name="P11"><text:span text:style-name="T6">Списъци и масиви</text:span></text:p>
          </draw:text-box>
        </draw:frame>
        <draw:frame presentation:style-name="pr25" draw:text-style-name="P43" draw:layer="layout" svg:width="12.801cm" svg:height="3.405cm" svg:x="6.499cm" svg:y="7.523cm" presentation:class="outline" presentation:user-transformed="true">
          <draw:text-box>
            <text:p text:style-name="P42"><text:span text:style-name="T30">Въпроси?</text:span></text:p>
          </draw:text-box>
        </draw:frame>
        <draw:frame draw:style-name="gr24" draw:text-style-name="P45" draw:layer="layout" svg:width="14.104cm" svg:height="0.886cm" svg:x="5.648cm" svg:y="16.843cm">
          <draw:text-box>
            <text:p text:style-name="P44"><text:span text:style-name="T5">С любезното съдействие на http://chainsolutions.net/</text:span></text:p>
          </draw:text-box>
        </draw:frame>
        <presentation:notes draw:style-name="dp5">
          <draw:page-thumbnail draw:layer="layout" svg:width="14.213cm" svg:height="10.659cm" svg:x="2.756cm" svg:y="2.134cm" draw:page-number="25"/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Заглавие1" presentation:presentation-page-layout-name="AL2T1">
        <office:forms form:automatic-focus="false" form:apply-design-mode="false"/>
        <draw:frame presentation:style-name="pr3" draw:text-style-name="P12" draw:layer="layout" svg:width="17.603cm" svg:height="2.528cm" svg:x="3.899cm" svg:y="0.197cm" presentation:class="title" presentation:user-transformed="true">
          <draw:text-box>
            <text:p text:style-name="P11"><text:span text:style-name="T6">Упражнения</text:span></text:p>
          </draw:text-box>
        </draw:frame>
        <draw:frame presentation:style-name="pr4" draw:text-style-name="P43" draw:layer="layout" svg:width="23.6cm" svg:height="14.805cm" svg:x="0.9cm" svg:y="3.523cm" presentation:class="outline" presentation:user-transformed="true">
          <draw:text-box>
            <text:list text:style-name="L6">
              <text:list-item>
                <text:p text:style-name="P46">TODO</text:p>
              </text:list-item>
            </text:list>
          </draw:text-box>
        </draw:frame>
        <presentation:notes draw:style-name="dp3" presentation:use-footer-name="ftr1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bg" fo:country="BG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8999996185303pt" style:font-style-asian="normal" style:font-weight-asian="normal" style:font-name-complex="Lohit Hindi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1pt" fo:language="en" fo:country="GB" fo:font-style="italic" style:font-name-asian="DejaVu Sans1" style:font-size-asian="11pt" style:font-style-asian="italic" style:font-name-complex="DejaVu Sans1" style:font-size-complex="11pt" style:font-style-complex="italic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3">
      <draw:frame draw:style-name="Mgr5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Заглавие1-title" draw:layer="backgroundobjects" svg:width="20.5cm" svg:height="4cm" svg:x="3.5cm" svg:y="0cm" presentation:class="title" presentation:placeholder="true">
        <draw:text-box/>
      </draw:frame>
      <draw:frame presentation:style-name="Заглавие1-outline1" draw:layer="backgroundobjects" svg:width="22.856cm" svg:height="11.049cm" svg:x="1.27cm" svg:y="4.23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-0.001cm" svg:y="-0.001cm">
          <text:p/>
        </draw:rect>
        <draw:custom-shape draw:style-name="Mgr4" draw:text-style-name="MP4" draw:layer="backgroundobjects" svg:width="19.72cm" svg:height="28.429cm" svg:x="-0.002cm" svg:y="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Standard" style:page-layout-name="PM1" draw:style-name="Mdp4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3" draw:text-style-name="MP7" draw:layer="backgroundobjects" svg:width="5.917cm" svg:height="1.314cm" svg:x="1.27cm" svg:y="17.354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9" draw:layer="backgroundobjects" svg:width="5.917cm" svg:height="1.314cm" svg:x="18.211cm" svg:y="17.354cm" presentation:class="page-number">
        <draw:text-box>
          <text:p text:style-name="MP9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14" draw:text-style-name="MP7" draw:layer="backgroundobjects" svg:width="8.558cm" svg:height="1.421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8.558cm" svg:height="1.421cm" svg:x="11.161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8.558cm" svg:height="1.421cm" svg:x="0cm" svg:y="27.008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8.558cm" svg:height="1.421cm" svg:x="11.161cm" svg:y="27.008cm" presentation:class="page-number">
          <draw:text-box>
            <text:p text:style-name="MP9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title>Perl Programming Course</dc:title>
    <meta:initial-creator>Красимир Беров</meta:initial-creator>
    <meta:creation-date>2008-01-22T01:51:41</meta:creation-date>
    <dc:date>2014-06-13T21:44:57.927407499</dc:date>
    <meta:printed-by>Красимир Беров</meta:printed-by>
    <meta:print-date>2008-02-12T02:01:09</meta:print-date>
    <meta:editing-cycles>324</meta:editing-cycles>
    <meta:editing-duration>PT19H14M4S</meta:editing-duration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